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7in"/>
    </style:style>
    <style:style style:name="co2" style:family="table-column">
      <style:table-column-properties fo:break-before="auto" style:column-width="2.0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Run-Nmb</text:p>
          </table:table-cell>
          <table:table-cell office:value-type="string" calcext:value-type="string">
            <text:p>scanned Para</text:p>
          </table:table-cell>
        </table:table-row>
        <table:table-row table:style-name="ro1">
          <table:table-cell office:value-type="string" calcext:value-type="string">
            <text:p>#liverpool-frontside <text:s/>biased</text:p>
          </table:table-cell>
          <table:table-cell office:value-type="string" calcext:value-type="string">
            <text:p>threshold sca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B3]+15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B4]+15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B5]+15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B6]+15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7]+15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B8]+15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B9]+15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B10]+15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B11]+15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B12]+15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B13]+15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B14]+15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B15]+15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B16]+15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B17]+15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B18]+15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B19]+15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B20]+15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B21]+15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B22]+15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B23]+15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B24]+15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B25]+15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B26]+15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B27]+15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#liverpool-frontside <text:s/>biased</text:p>
          </table:table-cell>
          <table:table-cell office:value-type="string" calcext:value-type="string">
            <text:p>HV scan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500" calcext:value-type="float">
            <text:p>-50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495" calcext:value-type="float">
            <text:p>-49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B31]+5" office:value-type="float" office:value="-490" calcext:value-type="float">
            <text:p>-49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B32]+5" office:value-type="float" office:value="-485" calcext:value-type="float">
            <text:p>-48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B33]+5" office:value-type="float" office:value="-480" calcext:value-type="float">
            <text:p>-48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B34]+5" office:value-type="float" office:value="-475" calcext:value-type="float">
            <text:p>-47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B35]+5" office:value-type="float" office:value="-470" calcext:value-type="float">
            <text:p>-47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B36]+5" office:value-type="float" office:value="-465" calcext:value-type="float">
            <text:p>-46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B37]+5" office:value-type="float" office:value="-460" calcext:value-type="float">
            <text:p>-46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B38]+5" office:value-type="float" office:value="-455" calcext:value-type="float">
            <text:p>-45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B39]+5" office:value-type="float" office:value="-450" calcext:value-type="float">
            <text:p>-45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B40]+5" office:value-type="float" office:value="-445" calcext:value-type="float">
            <text:p>-4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B41]+5" office:value-type="float" office:value="-440" calcext:value-type="float">
            <text:p>-44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B42]+5" office:value-type="float" office:value="-435" calcext:value-type="float">
            <text:p>-43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B43]+5" office:value-type="float" office:value="-430" calcext:value-type="float">
            <text:p>-43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B44]+5" office:value-type="float" office:value="-425" calcext:value-type="float">
            <text:p>-42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B45]+5" office:value-type="float" office:value="-420" calcext:value-type="float">
            <text:p>-4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B46]+5" office:value-type="float" office:value="-415" calcext:value-type="float">
            <text:p>-4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B47]+5" office:value-type="float" office:value="-410" calcext:value-type="float">
            <text:p>-4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B48]+5" office:value-type="float" office:value="-405" calcext:value-type="float">
            <text:p>-40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B49]+5" office:value-type="float" office:value="-400" calcext:value-type="float">
            <text:p>-40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B50]+5" office:value-type="float" office:value="-395" calcext:value-type="float">
            <text:p>-3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B51]+5" office:value-type="float" office:value="-390" calcext:value-type="float">
            <text:p>-39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B52]+5" office:value-type="float" office:value="-385" calcext:value-type="float">
            <text:p>-38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B53]+5" office:value-type="float" office:value="-380" calcext:value-type="float">
            <text:p>-38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B54]+5" office:value-type="float" office:value="-375" calcext:value-type="float">
            <text:p>-37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B55]+5" office:value-type="float" office:value="-370" calcext:value-type="float">
            <text:p>-37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B56]+5" office:value-type="float" office:value="-365" calcext:value-type="float">
            <text:p>-36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B57]+5" office:value-type="float" office:value="-360" calcext:value-type="float">
            <text:p>-36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B58]+5" office:value-type="float" office:value="-355" calcext:value-type="float">
            <text:p>-35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B59]+5" office:value-type="float" office:value="-350" calcext:value-type="float">
            <text:p>-35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B60]+5" office:value-type="float" office:value="-345" calcext:value-type="float">
            <text:p>-34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B61]+5" office:value-type="float" office:value="-340" calcext:value-type="float">
            <text:p>-34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B62]+5" office:value-type="float" office:value="-335" calcext:value-type="float">
            <text:p>-33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B63]+5" office:value-type="float" office:value="-330" calcext:value-type="float">
            <text:p>-33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B64]+5" office:value-type="float" office:value="-325" calcext:value-type="float">
            <text:p>-32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B65]+5" office:value-type="float" office:value="-320" calcext:value-type="float">
            <text:p>-32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B66]+5" office:value-type="float" office:value="-315" calcext:value-type="float">
            <text:p>-31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B67]+5" office:value-type="float" office:value="-310" calcext:value-type="float">
            <text:p>-3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B68]+5" office:value-type="float" office:value="-305" calcext:value-type="float">
            <text:p>-30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B69]+5" office:value-type="float" office:value="-300" calcext:value-type="float">
            <text:p>-30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B70]+5" office:value-type="float" office:value="-295" calcext:value-type="float">
            <text:p>-29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B71]+5" office:value-type="float" office:value="-290" calcext:value-type="float">
            <text:p>-29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B72]+5" office:value-type="float" office:value="-285" calcext:value-type="float">
            <text:p>-28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B73]+5" office:value-type="float" office:value="-280" calcext:value-type="float">
            <text:p>-28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B74]+5" office:value-type="float" office:value="-275" calcext:value-type="float">
            <text:p>-27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B75]+5" office:value-type="float" office:value="-270" calcext:value-type="float">
            <text:p>-27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B76]+5" office:value-type="float" office:value="-265" calcext:value-type="float">
            <text:p>-26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B77]+5" office:value-type="float" office:value="-260" calcext:value-type="float">
            <text:p>-26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B78]+5" office:value-type="float" office:value="-255" calcext:value-type="float">
            <text:p>-25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B79]+5" office:value-type="float" office:value="-250" calcext:value-type="float">
            <text:p>-25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B80]+5"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B81]+5"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B82]+5" office:value-type="float" office:value="-235" calcext:value-type="float">
            <text:p>-23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B83]+5" office:value-type="float" office:value="-230" calcext:value-type="float">
            <text:p>-2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B84]+5" office:value-type="float" office:value="-225" calcext:value-type="float">
            <text:p>-22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B85]+5" office:value-type="float" office:value="-220" calcext:value-type="float">
            <text:p>-22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B86]+5" office:value-type="float" office:value="-215" calcext:value-type="float">
            <text:p>-2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B87]+5" office:value-type="float" office:value="-210" calcext:value-type="float">
            <text:p>-2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B88]+5" office:value-type="float" office:value="-205" calcext:value-type="float">
            <text:p>-20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B89]+5" office:value-type="float" office:value="-200" calcext:value-type="float">
            <text:p>-20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B90]+5" office:value-type="float" office:value="-195" calcext:value-type="float">
            <text:p>-19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B91]+5"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B92]+5" office:value-type="float" office:value="-185" calcext:value-type="float">
            <text:p>-18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B93]+5" office:value-type="float" office:value="-180" calcext:value-type="float">
            <text:p>-18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B94]+5"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B95]+5" office:value-type="float" office:value="-170" calcext:value-type="float">
            <text:p>-17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B96]+5"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97]+5"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B98]+5" office:value-type="float" office:value="-155" calcext:value-type="float">
            <text:p>-15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B99]+5"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B100]+5" office:value-type="float" office:value="-145" calcext:value-type="float">
            <text:p>-14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B101]+5" office:value-type="float" office:value="-140" calcext:value-type="float">
            <text:p>-14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B102]+5" office:value-type="float" office:value="-135" calcext:value-type="float">
            <text:p>-13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B103]+5"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B104]+5" office:value-type="float" office:value="-125" calcext:value-type="float">
            <text:p>-1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B105]+5" office:value-type="float" office:value="-120" calcext:value-type="float">
            <text:p>-12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B106]+5"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B107]+5" office:value-type="float" office:value="-110" calcext:value-type="float">
            <text:p>-1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B108]+5" office:value-type="float" office:value="-105" calcext:value-type="float">
            <text:p>-10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B109]+5"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B110]+5"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B111]+5"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B112]+5"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B113]+5"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B114]+5"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B115]+5"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B116]+5" office:value-type="float" office:value="-65" calcext:value-type="float">
            <text:p>-6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B117]+5"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B118]+5"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B119]+5"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B120]+5" office:value-type="float" office:value="-45" calcext:value-type="float">
            <text:p>-4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B121]+5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B122]+5" office:value-type="float" office:value="-35" calcext:value-type="float">
            <text:p>-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0:35:14.515458879</meta:creation-date>
    <dc:date>2024-05-08T13:30:38.444599325</dc:date>
    <meta:editing-duration>PT27M24S</meta:editing-duration>
    <meta:editing-cycles>14</meta:editing-cycles>
    <meta:generator>LibreOffice/7.3.7.2$Linux_X86_64 LibreOffice_project/30$Build-2</meta:generator>
    <meta:document-statistic meta:table-count="1" meta:cell-count="246" meta:object-count="0"/>
  </office:meta>
</office:document-meta>
</file>